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1.0516in"/>
    </style:style>
    <style:style style:name="co14" style:family="table-column">
      <style:table-column-properties fo:break-before="auto" style:column-width="2.1846in"/>
    </style:style>
    <style:style style:name="co15" style:family="table-column">
      <style:table-column-properties fo:break-before="auto" style:column-width="1.6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 style:data-style-name="N3">
      <style:text-properties fo:color="#800000"/>
    </style:style>
    <style:style style:name="ce5" style:family="table-cell" style:parent-style-name="Default" style:data-style-name="N3">
      <style:text-properties fo:color="#ff6600"/>
    </style:style>
    <style:style style:name="ce6" style:family="table-cell" style:parent-style-name="Default" style:data-style-name="N3"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color="#ff3333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19] &amp; &quot;&quot;&quot;,&quot;" office:value-type="string" office:string-value="&quot;C14&quot;," calcext:value-type="string">
            <text:p>"C14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0] &amp; &quot;&quot;&quot;,&quot;" office:value-type="string" office:string-value="&quot;C15&quot;," calcext:value-type="string">
            <text:p>"C15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1] &amp; &quot;&quot;&quot;,&quot;" office:value-type="string" office:string-value="&quot;C16&quot;," calcext:value-type="string">
            <text:p>"C16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2] &amp; &quot;&quot;&quot;,&quot;" office:value-type="string" office:string-value="&quot;C17&quot;," calcext:value-type="string">
            <text:p>"C17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3] &amp; &quot;&quot;&quot;,&quot;" office:value-type="string" office:string-value="&quot;C18&quot;," calcext:value-type="string">
            <text:p>"C18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4] &amp; &quot;&quot;&quot;,&quot;" office:value-type="string" office:string-value="&quot;C19&quot;," calcext:value-type="string">
            <text:p>"C19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5] &amp; &quot;&quot;&quot;,&quot;" office:value-type="string" office:string-value="&quot;C20&quot;," calcext:value-type="string">
            <text:p>"C20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6] &amp; &quot;&quot;&quot;,&quot;" office:value-type="string" office:string-value="&quot;C21&quot;," calcext:value-type="string">
            <text:p>"C21",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10" office:value-type="string" calcext:value-type="string" table:number-columns-spanned="2" table:number-rows-spanned="1">
            <text:p>Combo</text:p>
          </table:table-cell>
          <table:covered-table-cell/>
          <table:table-cell office:value-type="string" calcext:value-type="string">
            <text:p>&gt;0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_category</text:p>
          </table:table-cell>
          <table:table-cell office:value-type="string" calcext:value-type="string">
            <text:p>C15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* run device_model, cat for ap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 run banner_pos, model for b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type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/>
          <table:table-cell table:formula="of:= &quot;c(&quot; &amp; &quot;&quot;&quot;&quot; &amp; [.B11] &amp; &quot;&quot;&quot;&quot; &amp; &quot;,&quot; &amp; &quot;&quot;&quot;&quot; &amp; [.C11] &amp; &quot;&quot;&quot;&quot; &amp; &quot;),&quot;" office:value-type="string" office:string-value="c(&quot;banner_pos&quot;,&quot;C1&quot;)," calcext:value-type="string">
            <text:p>c("banner_pos","C1"),</text:p>
          </table:table-cell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 &quot;c(&quot; &amp; &quot;&quot;&quot;&quot; &amp; [.B13] &amp; &quot;&quot;&quot;&quot; &amp; &quot;,&quot; &amp; &quot;&quot;&quot;&quot; &amp; [.C13] &amp; &quot;&quot;&quot;&quot; &amp; &quot;),&quot;" office:value-type="string" office:string-value="c(&quot;banner_pos&quot;,&quot;C17&quot;)," calcext:value-type="string">
            <text:p>c("banner_pos","C17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4] &amp; &quot;&quot;&quot;&quot; &amp; &quot;,&quot; &amp; &quot;&quot;&quot;&quot; &amp; [.C14] &amp; &quot;&quot;&quot;&quot; &amp; &quot;),&quot;" office:value-type="string" office:string-value="c(&quot;device_model&quot;,&quot;C14&quot;)," calcext:value-type="string">
            <text:p>c("device_model","C14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5] &amp; &quot;&quot;&quot;&quot; &amp; &quot;,&quot; &amp; &quot;&quot;&quot;&quot; &amp; [.C15] &amp; &quot;&quot;&quot;&quot; &amp; &quot;),&quot;" office:value-type="string" office:string-value="c(&quot;device_model&quot;,&quot;C15&quot;)," calcext:value-type="string">
            <text:p>c("device_model","C15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6] &amp; &quot;&quot;&quot;&quot; &amp; &quot;,&quot; &amp; &quot;&quot;&quot;&quot; &amp; [.C16] &amp; &quot;&quot;&quot;&quot; &amp; &quot;),&quot;" office:value-type="string" office:string-value="c(&quot;device_model&quot;,&quot;C16&quot;)," calcext:value-type="string">
            <text:p>c("device_model","C16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 &quot;c(&quot; &amp; &quot;&quot;&quot;&quot; &amp; [.B17] &amp; &quot;&quot;&quot;&quot; &amp; &quot;,&quot; &amp; &quot;&quot;&quot;&quot; &amp; [.C17] &amp; &quot;&quot;&quot;&quot; &amp; &quot;),&quot;" office:value-type="string" office:string-value="c(&quot;device_model&quot;,&quot;C17&quot;)," calcext:value-type="string">
            <text:p>c("device_model","C17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18] &amp; &quot;&quot;&quot;&quot; &amp; &quot;,&quot; &amp; &quot;&quot;&quot;&quot; &amp; [.C18] &amp; &quot;&quot;&quot;&quot; &amp; &quot;),&quot;" office:value-type="string" office:string-value="c(&quot;device_model&quot;,&quot;C21&quot;)," calcext:value-type="string">
            <text:p>c("device_model","C21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9] &amp; &quot;&quot;&quot;&quot; &amp; &quot;,&quot; &amp; &quot;&quot;&quot;&quot; &amp; [.C19] &amp; &quot;&quot;&quot;&quot; &amp; &quot;),&quot;" office:value-type="string" office:string-value="c(&quot;site_category&quot;,&quot;C14&quot;)," calcext:value-type="string">
            <text:p>c("site_category","C14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20] &amp; &quot;&quot;&quot;&quot; &amp; &quot;,&quot; &amp; &quot;&quot;&quot;&quot; &amp; [.C20] &amp; &quot;&quot;&quot;&quot; &amp; &quot;),&quot;" office:value-type="string" office:string-value="c(&quot;site_category&quot;,&quot;C15&quot;)," calcext:value-type="string">
            <text:p>c("site_category","C15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21] &amp; &quot;&quot;&quot;&quot; &amp; &quot;,&quot; &amp; &quot;&quot;&quot;&quot; &amp; [.C21] &amp; &quot;&quot;&quot;&quot; &amp; &quot;),&quot;" office:value-type="string" office:string-value="c(&quot;site_category&quot;,&quot;C16&quot;)," calcext:value-type="string">
            <text:p>c("site_category","C16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22] &amp; &quot;&quot;&quot;&quot; &amp; &quot;,&quot; &amp; &quot;&quot;&quot;&quot; &amp; [.C22] &amp; &quot;&quot;&quot;&quot; &amp; &quot;),&quot;" office:value-type="string" office:string-value="c(&quot;site_category&quot;,&quot;C21&quot;)," calcext:value-type="string">
            <text:p>c("site_category","C21"),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eb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re from</text:p>
          </table:table-cell>
          <table:table-cell office:value-type="string" calcext:value-type="string">
            <text:p>1 combo per dimension</text:p>
          </table:table-cell>
          <table:table-cell/>
          <table:table-cell table:style-name="ce11" office:value-type="string" calcext:value-type="string">
            <text:p>* or just use MAX score from each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– category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– category</text:p>
          </table:table-cell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in – sub category</text:p>
          </table:table-cell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3:22:14.6893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5-01-13T14:01:12.590711000</dc:date>
    <meta:editing-duration>PT23H34M35S</meta:editing-duration>
    <meta:editing-cycles>33</meta:editing-cycles>
    <meta:generator>LibreOffice/4.2.3.3$MacOSX_X86_64 LibreOffice_project/882f8a0a489bc99a9e60c7905a60226254cb6ff0</meta:generator>
    <meta:document-statistic meta:table-count="5" meta:cell-count="642" meta:object-count="0"/>
  </office:meta>
</office:document-meta>
</file>